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dTasksBeanDefinitionParser.cronTaskReference( String runnableBeanName , String cronExpression , Element task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duledTasksBeanDefinitionParser.triggerTaskReference( String runnableBeanName , String triggerBeanName , Element task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duledTasksBeanDefinitionParser.should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TasksBeanDefinitionParser.doParse( Element element , ParserContext parserContext , BeanDefinitionBuilder build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ScheduledTasksBeanDefinitionParser.intervalTaskReference( String runnableBeanName , String initialDelay , String interval , Element task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duledTasksBeanDefinitionParser.runnableReference( String ref , String method , Element task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duledTasksBeanDefinitionParser.getBeanClassN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TasksBeanDefinitionParser.isScheduledElement( Node node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TasksBeanDefinitionParser.beanReference( Element taskElement , ParserContext parserContext , BeanDefinition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